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3-10-2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3-02-2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2-10-1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1-11-02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1-03-02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0-10-2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0-08-1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20-03-03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9-11-0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9-05-0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9-02-2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8-11-1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8-03-0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7-10-3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7-05-22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7-03-0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6-11-0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6-09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6-03-0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5-09-2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5-03-2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4-12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4-09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4-06-2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3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3-09-1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2-12-1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2-09-19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2-06-26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2-03-2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1-12-1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1-06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1-03-2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0-09-2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0-06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10-04-0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N0051738</text:p>
          </table:table-cell>
          <table:table-cell office:value-type="string" calcext:value-type="string">
            <text:p>2009-12-2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